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1.5575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6543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SG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7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123"/>
        <table:table-column table:style-name="co17" table:default-cell-style-name="ce23"/>
        <table:table-column table:style-name="co9" table:default-cell-style-name="ce132"/>
        <table:table-column table:style-name="co18" table:default-cell-style-name="ce147"/>
        <table:table-column table:style-name="co19" table:default-cell-style-name="ce153"/>
        <table:table-column table:style-name="co11" table:default-cell-style-name="ce161"/>
        <table:table-column table:style-name="co20" table:default-cell-style-name="ce108"/>
        <table:table-column table:style-name="co16" table:default-cell-style-name="ce127"/>
        <table:table-column table:style-name="co21" table:default-cell-style-name="ce139"/>
        <table:table-column table:style-name="co22" table:default-cell-style-name="ce143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4" table:number-columns-repeated="34" table:default-cell-style-name="ce35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stride_size</text:p>
          </table:table-cell>
          <table:table-cell table:style-name="ce1" office:value-type="string" calcext:value-type="string">
            <text:p>num_strides</text:p>
          </table:table-cell>
          <table:table-cell table:style-name="ce1" office:value-type="string" calcext:value-type="string">
            <text:p>length_</text:p>
            <text:p>divider</text:p>
          </table:table-cell>
          <table:table-cell table:style-name="ce1" office:value-type="string" calcext:value-type="string">
            <text:p>doublestep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</text:p>
            <text:p>F1</text:p>
          </table:table-cell>
          <table:table-cell table:style-name="ce21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Stance F1</text:span></text:p>
            <text:p><text:span text:style-name="T1">excl empty</text:span></text:p>
          </table:table-cell>
          <table:table-cell table:style-name="ce46" office:value-type="string" calcext:value-type="string">
            <text:p><text:span text:style-name="T1">W. avg F1</text:span></text:p>
            <text:p>excl empty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2m</text:p>
          </table:table-cell>
          <table:table-cell table:style-name="Default"/>
          <table:table-cell table:style-name="ce32" table:formula="of:=[$Results_01_08.E9]" office:value-type="float" office:value="0.2969" calcext:value-type="float">
            <text:p>0.2969</text:p>
          </table:table-cell>
          <table:table-cell table:style-name="ce22" table:formula="of:=[$Results_01_08.E14]" office:value-type="float" office:value="0.5581" calcext:value-type="float">
            <text:p>0.5581</text:p>
          </table:table-cell>
          <table:table-cell table:style-name="ce34" table:formula="of:=[$Results_01_08.E15]" office:value-type="float" office:value="0.51391" calcext:value-type="float">
            <text:p>0.5139</text:p>
          </table:table-cell>
          <table:table-cell table:style-name="ce47" table:formula="of:=[$Results_01_08.E16]" office:value-type="float" office:value="0.747182089552239" calcext:value-type="float">
            <text:p>0.7472</text:p>
          </table:table-cell>
          <table:table-cell table:style-name="ce37" table:formula="of:=[$Results_01_08.E17]" office:value-type="percentage" office:value="0.8418" calcext:value-type="percentage">
            <text:p>84.2%</text:p>
          </table:table-cell>
          <table:table-cell table:style-name="ce53" table:formula="of:=[$Results_01_08.E22]" office:value-type="float" office:value="0.6009" calcext:value-type="float">
            <text:p>0.6009</text:p>
          </table:table-cell>
          <table:table-cell table:style-name="ce107" table:formula="of:=[$Results_01_08.E23]" office:value-type="percentage" office:value="0.7432" calcext:value-type="percentage">
            <text:p>74.3%</text:p>
          </table:table-cell>
          <table:table-cell table:formula="of:=2*[.S2]*[.W2]/([.S2]+[.W2])" office:value-type="float" office:value="0.578709732528041" calcext:value-type="float">
            <text:p>0.5787</text:p>
          </table:table-cell>
          <table:table-cell table:formula="of:=2*[.U2]*[.W2]/([.U2]+[.W2])" office:value-type="float" office:value="0.666104417663569" calcext:value-type="float">
            <text:p>0.6661</text:p>
          </table:table-cell>
          <table:table-cell office:value-type="float" office:value="0.367" calcext:value-type="float">
            <text:p>0.3670</text:p>
          </table:table-cell>
          <table:table-cell table:style-name="ce88" office:value-type="string" calcext:value-type="string" table:number-columns-spanned="1" table:number-rows-spanned="4">
            <text:p>Weights are 10x for</text:p>
            <text:p><text:span text:style-name="T1">deny, disagree</text:span></text:p>
            <text:p><text:span text:style-name="T2">Forgot dropout</text:span></text:p>
          </table:table-cell>
          <table:table-cell/>
          <table:table-cell table:style-name="ce91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53m</text:p>
          </table:table-cell>
          <table:table-cell/>
          <table:table-cell table:style-name="ce32" table:formula="of:=[$Results_01_08.K9]" office:value-type="float" office:value="0.2857" calcext:value-type="float">
            <text:p>0.2857</text:p>
          </table:table-cell>
          <table:table-cell table:style-name="ce22" table:formula="of:=[$Results_01_08.K14]" office:value-type="float" office:value="0.524063636363636" calcext:value-type="float">
            <text:p>0.5241</text:p>
          </table:table-cell>
          <table:table-cell table:style-name="ce34" table:formula="of:=[$Results_01_08.K15]" office:value-type="float" office:value="0.47647" calcext:value-type="float">
            <text:p>0.4765</text:p>
          </table:table-cell>
          <table:table-cell table:style-name="ce47" table:formula="of:=[$Results_01_08.K16]" office:value-type="float" office:value="0.725707592472421" calcext:value-type="float">
            <text:p>0.7257</text:p>
          </table:table-cell>
          <table:table-cell table:style-name="ce37" table:formula="of:=[$Results_01_08.K17]" office:value-type="percentage" office:value="0.8306" calcext:value-type="percentage">
            <text:p>83.1%</text:p>
          </table:table-cell>
          <table:table-cell table:style-name="ce53" table:formula="of:=[$Results_01_08.K22]" office:value-type="float" office:value="0.5966" calcext:value-type="float">
            <text:p>0.5966</text:p>
          </table:table-cell>
          <table:table-cell table:style-name="ce107" table:formula="of:=[$Results_01_08.K23]" office:value-type="percentage" office:value="0.7225" calcext:value-type="percentage">
            <text:p>72.3%</text:p>
          </table:table-cell>
          <table:table-cell table:formula="of:=2*[.S3]*[.W3]/([.S3]+[.W3])" office:value-type="float" office:value="0.55798431448898" calcext:value-type="float">
            <text:p>0.5580</text:p>
          </table:table-cell>
          <table:table-cell table:formula="of:=2*[.U3]*[.W3]/([.U3]+[.W3])" office:value-type="float" office:value="0.654850886637522" calcext:value-type="float">
            <text:p>0.6549</text:p>
          </table:table-cell>
          <table:table-cell office:value-type="float" office:value="0.3563" calcext:value-type="float">
            <text:p>0.3563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7m</text:p>
          </table:table-cell>
          <table:table-cell/>
          <table:table-cell table:style-name="ce32" table:formula="of:=[$Results_01_08.Q9]" office:value-type="float" office:value="0.2949" calcext:value-type="float">
            <text:p>0.2949</text:p>
          </table:table-cell>
          <table:table-cell table:style-name="ce22" table:formula="of:=[$Results_01_08.Q14]" office:value-type="float" office:value="0.543863636363636" calcext:value-type="float">
            <text:p>0.5439</text:p>
          </table:table-cell>
          <table:table-cell table:style-name="ce34" table:formula="of:=[$Results_01_08.Q15]" office:value-type="float" office:value="0.49825" calcext:value-type="float">
            <text:p>0.4983</text:p>
          </table:table-cell>
          <table:table-cell table:style-name="ce47" table:formula="of:=[$Results_01_08.Q16]" office:value-type="float" office:value="0.743634182349124" calcext:value-type="float">
            <text:p>0.7436</text:p>
          </table:table-cell>
          <table:table-cell table:style-name="ce37" table:formula="of:=[$Results_01_08.Q17]" office:value-type="percentage" office:value="0.8439" calcext:value-type="percentage">
            <text:p>84.4%</text:p>
          </table:table-cell>
          <table:table-cell table:style-name="ce53" table:formula="of:=[$Results_01_08.Q22]" office:value-type="float" office:value="0.61005" calcext:value-type="float">
            <text:p>0.6101</text:p>
          </table:table-cell>
          <table:table-cell table:style-name="ce107" table:formula="of:=[$Results_01_08.Q23]" office:value-type="percentage" office:value="0.7653" calcext:value-type="percentage">
            <text:p>76.5%</text:p>
          </table:table-cell>
          <table:table-cell table:formula="of:=2*[.S4]*[.W4]/([.S4]+[.W4])" office:value-type="float" office:value="0.575058654145379" calcext:value-type="float">
            <text:p>0.5751</text:p>
          </table:table-cell>
          <table:table-cell table:formula="of:=2*[.U4]*[.W4]/([.U4]+[.W4])" office:value-type="float" office:value="0.670250917987136" calcext:value-type="float">
            <text:p>0.6703</text:p>
          </table:table-cell>
          <table:table-cell office:value-type="float" office:value="0.3939" calcext:value-type="float">
            <text:p>0.3939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6m</text:p>
          </table:table-cell>
          <table:table-cell/>
          <table:table-cell table:style-name="ce32" table:formula="of:=[$Results_01_08.W9]" office:value-type="float" office:value="0.296" calcext:value-type="float">
            <text:p>0.2960</text:p>
          </table:table-cell>
          <table:table-cell table:style-name="ce22" table:formula="of:=[$Results_01_08.W14]" office:value-type="float" office:value="0.536527272727273" calcext:value-type="float">
            <text:p>0.5365</text:p>
          </table:table-cell>
          <table:table-cell table:style-name="ce34" table:formula="of:=[$Results_01_08.W15]" office:value-type="float" office:value="0.49018" calcext:value-type="float">
            <text:p>0.4902</text:p>
          </table:table-cell>
          <table:table-cell table:style-name="ce47" table:formula="of:=[$Results_01_08.W16]" office:value-type="float" office:value="0.736921252433485" calcext:value-type="float">
            <text:p>0.7369</text:p>
          </table:table-cell>
          <table:table-cell table:style-name="ce37" table:formula="of:=[$Results_01_08.W17]" office:value-type="percentage" office:value="0.8396" calcext:value-type="percentage">
            <text:p>84.0%</text:p>
          </table:table-cell>
          <table:table-cell table:style-name="ce53" table:formula="of:=[$Results_01_08.W22]" office:value-type="float" office:value="0.623" calcext:value-type="float">
            <text:p>0.6230</text:p>
          </table:table-cell>
          <table:table-cell table:style-name="ce107" table:formula="of:=[$Results_01_08.W23]" office:value-type="percentage" office:value="0.7277" calcext:value-type="percentage">
            <text:p>72.8%</text:p>
          </table:table-cell>
          <table:table-cell table:formula="of:=2*[.S5]*[.W5]/([.S5]+[.W5])" office:value-type="float" office:value="0.576539247969392" calcext:value-type="float">
            <text:p>0.5765</text:p>
          </table:table-cell>
          <table:table-cell table:formula="of:=2*[.U5]*[.W5]/([.U5]+[.W5])" office:value-type="float" office:value="0.67518900737014" calcext:value-type="float">
            <text:p>0.6752</text:p>
          </table:table-cell>
          <table:table-cell office:value-type="float" office:value="0.3233" calcext:value-type="float">
            <text:p>0.323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8m</text:p>
          </table:table-cell>
          <table:table-cell/>
          <table:table-cell table:style-name="ce32" table:formula="of:=[$Results_01_08.E33]" office:value-type="float" office:value="0.2358" calcext:value-type="float">
            <text:p>0.2358</text:p>
          </table:table-cell>
          <table:table-cell table:style-name="ce22" table:formula="of:=[$Results_01_08.E38]" office:value-type="float" office:value="0.546845454545455" calcext:value-type="float">
            <text:p>0.5468</text:p>
          </table:table-cell>
          <table:table-cell table:style-name="ce34" table:formula="of:=[$Results_01_08.E39]" office:value-type="float" office:value="0.50153" calcext:value-type="float">
            <text:p>0.5015</text:p>
          </table:table-cell>
          <table:table-cell table:style-name="ce47" table:formula="of:=[$Results_01_08.E40]" office:value-type="float" office:value="0.716100843608047" calcext:value-type="float">
            <text:p>0.7161</text:p>
          </table:table-cell>
          <table:table-cell table:style-name="ce37" table:formula="of:=[$Results_01_08.E41]" office:value-type="percentage" office:value="0.8078" calcext:value-type="percentage">
            <text:p>80.8%</text:p>
          </table:table-cell>
          <table:table-cell table:style-name="ce53" table:formula="of:=[$Results_01_08.E46]" office:value-type="float" office:value="0.6062" calcext:value-type="float">
            <text:p>0.6062</text:p>
          </table:table-cell>
          <table:table-cell table:style-name="ce107" table:formula="of:=[$Results_01_08.E47]" office:value-type="percentage" office:value="0.7565" calcext:value-type="percentage">
            <text:p>75.7%</text:p>
          </table:table-cell>
          <table:table-cell table:formula="of:=2*[.S6]*[.W6]/([.S6]+[.W6])" office:value-type="float" office:value="0.574995050262152" calcext:value-type="float">
            <text:p>0.5750</text:p>
          </table:table-cell>
          <table:table-cell table:formula="of:=2*[.U6]*[.W6]/([.U6]+[.W6])" office:value-type="float" office:value="0.6565833085468" calcext:value-type="float">
            <text:p>0.6566</text:p>
          </table:table-cell>
          <table:table-cell office:value-type="float" office:value="0.4188" calcext:value-type="float">
            <text:p>0.4188</text:p>
          </table:table-cell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2">answer</text:span></text:p>
            <text:p><text:span text:style-name="T3">Forgot dropout</text:span></text:p>
          </table:table-cell>
          <table:table-cell/>
          <table:table-cell table:style-name="ce148" office:value-type="string" calcext:value-type="string" table:number-columns-spanned="1" table:number-rows-spanned="2">
            <text:p><text:span text:style-name="T1">2. Red means worst </text:span></text:p>
            <text:p><text:span text:style-name="T1">perf in that column</text:span></text:p>
          </table:table-cell>
          <table:table-cell table:number-columns-repeated="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9m</text:p>
          </table:table-cell>
          <table:table-cell/>
          <table:table-cell table:style-name="ce31" table:formula="of:=[$Results_01_08.K33]" office:value-type="float" office:value="0.2882" calcext:value-type="float">
            <text:p>0.2882</text:p>
          </table:table-cell>
          <table:table-cell table:style-name="ce22" table:formula="of:=[$Results_01_08.K38]" office:value-type="float" office:value="0.548854545454546" calcext:value-type="float">
            <text:p>0.5489</text:p>
          </table:table-cell>
          <table:table-cell table:style-name="ce34" table:formula="of:=[$Results_01_08.K39]" office:value-type="float" office:value="0.50374" calcext:value-type="float">
            <text:p>0.5037</text:p>
          </table:table-cell>
          <table:table-cell table:style-name="ce47" table:formula="of:=[$Results_01_08.K40]" office:value-type="float" office:value="0.71812840687865" calcext:value-type="float">
            <text:p>0.7181</text:p>
          </table:table-cell>
          <table:table-cell table:style-name="ce37" table:formula="of:=[$Results_01_08.K41]" office:value-type="percentage" office:value="0.808" calcext:value-type="percentage">
            <text:p>80.8%</text:p>
          </table:table-cell>
          <table:table-cell table:style-name="ce53" table:formula="of:=[$Results_01_08.K46]" office:value-type="float" office:value="0.58285" calcext:value-type="float">
            <text:p>0.5829</text:p>
          </table:table-cell>
          <table:table-cell table:style-name="ce107" table:formula="of:=[$Results_01_08.K47]" office:value-type="percentage" office:value="0.757" calcext:value-type="percentage">
            <text:p>75.7%</text:p>
          </table:table-cell>
          <table:table-cell table:formula="of:=2*[.S7]*[.W7]/([.S7]+[.W7])" office:value-type="float" office:value="0.565341675268601" calcext:value-type="float">
            <text:p>0.5653</text:p>
          </table:table-cell>
          <table:table-cell table:formula="of:=2*[.U7]*[.W7]/([.U7]+[.W7])" office:value-type="float" office:value="0.643455940138848" calcext:value-type="float">
            <text:p>0.6435</text:p>
          </table:table-cell>
          <table:table-cell office:value-type="float" office:value="0.3905" calcext:value-type="float">
            <text:p>0.3905</text:p>
          </table:table-cell>
          <table:covered-table-cell/>
          <table:table-cell/>
          <table:covered-table-cell table:style-name="ce96"/>
          <table:table-cell table:number-columns-repeated="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2m</text:p>
          </table:table-cell>
          <table:table-cell/>
          <table:table-cell table:style-name="ce31" table:formula="of:=[$Results_01_08.Q33]" office:value-type="float" office:value="0.2732" calcext:value-type="float">
            <text:p>0.2732</text:p>
          </table:table-cell>
          <table:table-cell table:style-name="ce22" table:formula="of:=[$Results_01_08.Q38]" office:value-type="float" office:value="0.5576" calcext:value-type="float">
            <text:p>0.5576</text:p>
          </table:table-cell>
          <table:table-cell table:style-name="ce34" table:formula="of:=[$Results_01_08.Q39]" office:value-type="float" office:value="0.51336" calcext:value-type="float">
            <text:p>0.5134</text:p>
          </table:table-cell>
          <table:table-cell table:style-name="ce47" table:formula="of:=[$Results_01_08.Q40]" office:value-type="float" office:value="0.710248426346528" calcext:value-type="float">
            <text:p>0.7102</text:p>
          </table:table-cell>
          <table:table-cell table:style-name="ce37" table:formula="of:=[$Results_01_08.Q41]" office:value-type="percentage" office:value="0.8022" calcext:value-type="percentage">
            <text:p>80.2%</text:p>
          </table:table-cell>
          <table:table-cell table:style-name="ce53" table:formula="of:=[$Results_01_08.Q46]" office:value-type="float" office:value="0.6248" calcext:value-type="float">
            <text:p>0.6248</text:p>
          </table:table-cell>
          <table:table-cell table:style-name="ce107" table:formula="of:=[$Results_01_08.Q47]" office:value-type="percentage" office:value="0.7196" calcext:value-type="percentage">
            <text:p>72.0%</text:p>
          </table:table-cell>
          <table:table-cell table:formula="of:=2*[.S8]*[.W8]/([.S8]+[.W8])" office:value-type="float" office:value="0.589290392422192" calcext:value-type="float">
            <text:p>0.5893</text:p>
          </table:table-cell>
          <table:table-cell table:formula="of:=2*[.U8]*[.W8]/([.U8]+[.W8])" office:value-type="float" office:value="0.664789693053616" calcext:value-type="float">
            <text:p>0.6648</text:p>
          </table:table-cell>
          <table:table-cell office:value-type="float" office:value="0.4148" calcext:value-type="float">
            <text:p>0.4148</text:p>
          </table:table-cell>
          <table:covered-table-cell/>
          <table:table-cell/>
          <table:table-cell table:style-name="ce96"/>
          <table:table-cell table:number-columns-repeated="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4m</text:p>
          </table:table-cell>
          <table:table-cell/>
          <table:table-cell table:style-name="ce32" table:formula="of:=[$Results_01_08.W33]" office:value-type="float" office:value="0.2802" calcext:value-type="float">
            <text:p>0.2802</text:p>
          </table:table-cell>
          <table:table-cell table:style-name="ce22" table:formula="of:=[$Results_01_08.W38]" office:value-type="float" office:value="0.542281818181818" calcext:value-type="float">
            <text:p>0.5423</text:p>
          </table:table-cell>
          <table:table-cell table:style-name="ce34" table:formula="of:=[$Results_01_08.W39]" office:value-type="float" office:value="0.49651" calcext:value-type="float">
            <text:p>0.4965</text:p>
          </table:table-cell>
          <table:table-cell table:style-name="ce47" table:formula="of:=[$Results_01_08.W40]" office:value-type="float" office:value="0.700140412070085" calcext:value-type="float">
            <text:p>0.7001</text:p>
          </table:table-cell>
          <table:table-cell table:style-name="ce37" table:formula="of:=[$Results_01_08.W41]" office:value-type="percentage" office:value="0.7989" calcext:value-type="percentage">
            <text:p>79.9%</text:p>
          </table:table-cell>
          <table:table-cell table:style-name="ce53" table:formula="of:=[$Results_01_08.W46]" office:value-type="float" office:value="0.65675" calcext:value-type="float">
            <text:p>0.6568</text:p>
          </table:table-cell>
          <table:table-cell table:style-name="ce107" table:formula="of:=[$Results_01_08.W47]" office:value-type="percentage" office:value="0.7483" calcext:value-type="percentage">
            <text:p>74.8%</text:p>
          </table:table-cell>
          <table:table-cell table:formula="of:=2*[.S9]*[.W9]/([.S9]+[.W9])" office:value-type="float" office:value="0.594051932051238" calcext:value-type="float">
            <text:p>0.5941</text:p>
          </table:table-cell>
          <table:table-cell table:formula="of:=2*[.U9]*[.W9]/([.U9]+[.W9])" office:value-type="float" office:value="0.677751440406343" calcext:value-type="float">
            <text:p>0.6778</text:p>
          </table:table-cell>
          <table:table-cell office:value-type="float" office:value="0.3356" calcext:value-type="float">
            <text:p>0.3356</text:p>
          </table:table-cell>
          <table:covered-table-cell/>
          <table:table-cell/>
          <table:table-cell table:style-name="ce88" office:value-type="string" calcext:value-type="string" table:number-columns-spanned="1" table:number-rows-spanned="2">
            <text:p><text:span text:style-name="T1">3. Green means best </text:span></text:p>
            <text:p><text:span text:style-name="T1">perf in that col</text:span></text:p>
          </table:table-cell>
          <table:table-cell table:number-columns-repeated="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formula="of:=[$Results_09_16.E9]" office:value-type="float" office:value="0.3348" calcext:value-type="float">
            <text:p>0.3348</text:p>
          </table:table-cell>
          <table:table-cell table:style-name="ce22" table:formula="of:=[$Results_09_16.E14]" office:value-type="float" office:value="0.564409090909091" calcext:value-type="float">
            <text:p>0.5644</text:p>
          </table:table-cell>
          <table:table-cell table:style-name="ce34" table:formula="of:=[$Results_09_16.E15]" office:value-type="float" office:value="0.52085" calcext:value-type="float">
            <text:p>0.5209</text:p>
          </table:table-cell>
          <table:table-cell table:style-name="ce47" table:formula="of:=[$Results_09_16.E16]" office:value-type="float" office:value="0.712962670343933" calcext:value-type="float">
            <text:p>0.7130</text:p>
          </table:table-cell>
          <table:table-cell table:style-name="ce37" table:formula="of:=[$Results_09_16.E17]" office:value-type="percentage" office:value="0.8025" calcext:value-type="percentage">
            <text:p>80.3%</text:p>
          </table:table-cell>
          <table:table-cell table:style-name="ce53" table:formula="of:=[$Results_09_16.E22]" office:value-type="float" office:value="0.60025" calcext:value-type="float">
            <text:p>0.6003</text:p>
          </table:table-cell>
          <table:table-cell table:style-name="ce107" table:formula="of:=[$Results_09_16.E23]" office:value-type="percentage" office:value="0.7609" calcext:value-type="percentage">
            <text:p>76.1%</text:p>
          </table:table-cell>
          <table:table-cell table:formula="of:=2*[.S10]*[.W10]/([.S10]+[.W10])" office:value-type="float" office:value="0.581778066152795" calcext:value-type="float">
            <text:p>0.5818</text:p>
          </table:table-cell>
          <table:table-cell table:formula="of:=2*[.U10]*[.W10]/([.U10]+[.W10])" office:value-type="float" office:value="0.651769286937908" calcext:value-type="float">
            <text:p>0.6518</text:p>
          </table:table-cell>
          <table:table-cell office:value-type="float" office:value="0.4224" calcext:value-type="float">
            <text:p>0.4224</text:p>
          </table:table-cell>
          <table:covered-table-cell/>
          <table:table-cell/>
          <table:covered-table-cell table:style-name="ce96"/>
          <table:table-cell table:number-columns-repeated="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style-name="ce32" table:formula="of:=[$Results_09_16.K9]" office:value-type="float" office:value="0.2222" calcext:value-type="float">
            <text:p>0.2222</text:p>
          </table:table-cell>
          <table:table-cell table:style-name="ce22" table:formula="of:=[$Results_09_16.K14]" office:value-type="float" office:value="0.505009090909091" calcext:value-type="float">
            <text:p>0.5050</text:p>
          </table:table-cell>
          <table:table-cell table:style-name="ce34" table:formula="of:=[$Results_09_16.K15]" office:value-type="float" office:value="0.45551" calcext:value-type="float">
            <text:p>0.4555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K17]" office:value-type="percentage" office:value="0.7401" calcext:value-type="percentage">
            <text:p>74.0%</text:p>
          </table:table-cell>
          <table:table-cell table:style-name="ce53" table:formula="of:=[$Results_09_16.K22]" office:value-type="float" office:value="0.6483" calcext:value-type="float">
            <text:p>0.6483</text:p>
          </table:table-cell>
          <table:table-cell table:style-name="ce107" table:formula="of:=[$Results_09_16.K23]" office:value-type="percentage" office:value="0.7498" calcext:value-type="percentage">
            <text:p>75.0%</text:p>
          </table:table-cell>
          <table:table-cell table:formula="of:=2*[.S11]*[.W11]/([.S11]+[.W11])" office:value-type="float" office:value="0.567753078887628" calcext:value-type="float">
            <text:p>0.5678</text:p>
          </table:table-cell>
          <table:table-cell table:formula="of:=2*[.U11]*[.W11]/([.U11]+[.W11])" office:value-type="float" office:value="0.683814083809633" calcext:value-type="float">
            <text:p>0.6838</text:p>
          </table:table-cell>
          <table:table-cell office:value-type="float" office:value="0.4041" calcext:value-type="float">
            <text:p>0.4041</text:p>
          </table:table-cell>
          <table:covered-table-cell/>
          <table:table-cell/>
          <table:table-cell table:style-name="ce91"/>
          <table:table-cell table:number-columns-repeated="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09_16.Q9]" office:value-type="float" office:value="0.2809" calcext:value-type="float">
            <text:p>0.2809</text:p>
          </table:table-cell>
          <table:table-cell table:style-name="ce22" table:formula="of:=[$Results_09_16.Q14]" office:value-type="float" office:value="0.551190909090909" calcext:value-type="float">
            <text:p>0.5512</text:p>
          </table:table-cell>
          <table:table-cell table:style-name="ce34" table:formula="of:=[$Results_09_16.Q15]" office:value-type="float" office:value="0.50631" calcext:value-type="float">
            <text:p>0.5063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Q17]" office:value-type="percentage" office:value="0.8102" calcext:value-type="percentage">
            <text:p>81.0%</text:p>
          </table:table-cell>
          <table:table-cell table:style-name="ce53" table:formula="of:=[$Results_09_16.Q22]" office:value-type="float" office:value="0.63005" calcext:value-type="float">
            <text:p>0.6301</text:p>
          </table:table-cell>
          <table:table-cell table:style-name="ce107" table:formula="of:=[$Results_09_16.Q23]" office:value-type="percentage" office:value="0.738" calcext:value-type="percentage">
            <text:p>73.8%</text:p>
          </table:table-cell>
          <table:table-cell table:formula="of:=2*[.S12]*[.W12]/([.S12]+[.W12])" office:value-type="float" office:value="0.587988156522609" calcext:value-type="float">
            <text:p>0.5880</text:p>
          </table:table-cell>
          <table:table-cell table:formula="of:=2*[.U12]*[.W12]/([.U12]+[.W12])" office:value-type="float" office:value="0.673525072509204" calcext:value-type="float">
            <text:p>0.6735</text:p>
          </table:table-cell>
          <table:table-cell office:value-type="float" office:value="0.4075" calcext:value-type="float">
            <text:p>0.4075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09_16.W9]" office:value-type="float" office:value="0.2772" calcext:value-type="float">
            <text:p>0.2772</text:p>
          </table:table-cell>
          <table:table-cell table:style-name="ce22" table:formula="of:=[$Results_09_16.W14]" office:value-type="float" office:value="0.527318181818182" calcext:value-type="float">
            <text:p>0.5273</text:p>
          </table:table-cell>
          <table:table-cell table:style-name="ce34" table:formula="of:=[$Results_09_16.W15]" office:value-type="float" office:value="0.48005" calcext:value-type="float">
            <text:p>0.4801</text:p>
          </table:table-cell>
          <table:table-cell table:style-name="ce47" table:formula="of:=[$Results_09_16.W16]" office:value-type="float" office:value="0.656312151200519" calcext:value-type="float">
            <text:p>0.6563</text:p>
          </table:table-cell>
          <table:table-cell table:style-name="ce37" table:formula="of:=[$Results_09_16.W17]" office:value-type="percentage" office:value="0.7619" calcext:value-type="percentage">
            <text:p>76.2%</text:p>
          </table:table-cell>
          <table:table-cell table:style-name="ce53" table:formula="of:=[$Results_09_16.W22]" office:value-type="float" office:value="0.615" calcext:value-type="float">
            <text:p>0.6150</text:p>
          </table:table-cell>
          <table:table-cell table:style-name="ce107" table:formula="of:=[$Results_09_16.W23]" office:value-type="percentage" office:value="0.7336" calcext:value-type="percentage">
            <text:p>73.4%</text:p>
          </table:table-cell>
          <table:table-cell table:formula="of:=2*[.S13]*[.W13]/([.S13]+[.W13])" office:value-type="float" office:value="0.567793959651427" calcext:value-type="float">
            <text:p>0.5678</text:p>
          </table:table-cell>
          <table:table-cell table:formula="of:=2*[.U13]*[.W13]/([.U13]+[.W13])" office:value-type="float" office:value="0.634984842404225" calcext:value-type="float">
            <text:p>0.6350</text:p>
          </table:table-cell>
          <table:table-cell office:value-type="float" office:value="0.4054" calcext:value-type="float">
            <text:p>0.4054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table-cell table:style-name="ce88" office:value-type="string" calcext:value-type="string" table:number-columns-spanned="1" table:number-rows-spanned="4">
            <text:p>Weights are 10x for</text:p>
            <text:p><text:span text:style-name="T1">deny, disagree</text:span></text:p>
            <text:p><text:span text:style-name="T2">Forgot dropout</text:span></text:p>
          </table:table-cell>
          <table:table-cell table:number-columns-repeated="3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covered-table-cell/>
          <table:table-cell table:number-columns-repeated="3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covered-table-cell/>
          <table:table-cell table:number-columns-repeated="3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covered-table-cell/>
          <table:table-cell table:number-columns-repeated="3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2">answer</text:span></text:p>
            <text:p><text:span text:style-name="T3">Forgot dropout</text:span></text:p>
          </table:table-cell>
          <table:table-cell table:number-columns-repeated="3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covered-table-cell/>
          <table:table-cell/>
          <table:table-cell office:value-type="string" calcext:value-type="string">
            <text:p>Max F1 Stance</text:p>
          </table:table-cell>
          <table:table-cell table:number-columns-repeated="3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2"/>
          <table:table-cell table:style-name="ce34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covered-table-cell/>
          <table:table-cell/>
          <table:table-cell table:style-name="ce4" table:formula="of:=MAX([.T$1:.T$1048576])" office:value-type="float" office:value="0.52085" calcext:value-type="float">
            <text:p>0.5209</text:p>
          </table:table-cell>
          <table:table-cell table:number-columns-repeated="3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3"/>
          <table:covered-table-cell table:style-name="Default"/>
          <table:table-cell/>
          <table:table-cell table:style-name="ce11"/>
          <table:table-cell table:number-columns-repeated="3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3"/>
          <table:covered-table-cell table:style-name="ce88"/>
          <table:table-cell table:number-columns-repeated="3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3"/>
          <table:covered-table-cell/>
          <table:table-cell table:number-columns-repeated="3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3"/>
          <table:covered-table-cell/>
          <table:table-cell table:number-columns-repeated="3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covered-table-cell/>
          <table:table-cell table:number-columns-repeated="36"/>
        </table:table-row>
        <table:table-row table:style-name="ro2">
          <table:table-cell table:number-columns-repeated="3"/>
          <table:table-cell table:style-name="ce12"/>
          <table:table-cell table:number-columns-repeated="13"/>
          <table:table-cell table:style-name="ce32"/>
          <table:table-cell table:style-name="ce22"/>
          <table:table-cell table:style-name="ce63"/>
          <table:table-cell/>
          <table:table-cell table:style-name="ce37"/>
          <table:table-cell table:style-name="ce53"/>
          <table:table-cell table:style-name="ce107"/>
          <table:table-cell table:number-columns-repeated="40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table:number-columns-repeated="2"/>
          <table:table-cell table:style-name="ce44"/>
          <table:table-cell table:style-name="ce38" table:number-columns-repeated="13"/>
          <table:table-cell table:style-name="ce59"/>
          <table:table-cell table:style-name="ce24"/>
          <table:table-cell table:style-name="ce93"/>
          <table:table-cell table:style-name="ce85"/>
          <table:table-cell table:style-name="ce73"/>
          <table:table-cell table:style-name="ce100"/>
          <table:table-cell table:style-name="ce86"/>
          <table:table-cell table:style-name="ce89"/>
          <table:table-cell table:style-name="ce92"/>
          <table:table-cell table:style-name="ce95"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 table:style-name="ce101"/>
          <table:table-cell table:style-name="ce107"/>
          <table:table-cell table:number-columns-repeated="40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table:style-name="ce3"/>
          <table:table-cell table:number-columns-repeated="13"/>
          <table:table-cell table:style-name="ce31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AA1:'Experiment description'.AA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08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19" office:value-type="float" office:value="0.9451" calcext:value-type="float">
            <text:p>0.9451</text:p>
          </table:table-cell>
          <table:table-cell table:style-name="ce119" office:value-type="float" office:value="0.9213" calcext:value-type="float">
            <text:p>0.9213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81" calcext:value-type="float">
            <text:p>0.8810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125" calcext:value-type="float">
            <text:p>0.912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8" calcext:value-type="float">
            <text:p>0.9018</text:p>
          </table:table-cell>
          <table:table-cell table:style-name="ce119" office:value-type="float" office:value="0.9457" calcext:value-type="float">
            <text:p>0.9457</text:p>
          </table:table-cell>
          <table:table-cell table:style-name="ce119" office:value-type="float" office:value="0.9233" calcext:value-type="float">
            <text:p>0.923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85" calcext:value-type="float">
            <text:p>0.8885</text:p>
          </table:table-cell>
          <table:table-cell table:style-name="ce119" office:value-type="float" office:value="0.9445" calcext:value-type="float">
            <text:p>0.9445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29" calcext:value-type="float">
            <text:p>0.7929</text:p>
          </table:table-cell>
          <table:table-cell table:style-name="ce119" office:value-type="float" office:value="0.8252" calcext:value-type="float">
            <text:p>0.8252</text:p>
          </table:table-cell>
          <table:table-cell table:style-name="ce119" office:value-type="float" office:value="0.8088" calcext:value-type="float">
            <text:p>0.808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05" calcext:value-type="float">
            <text:p>0.7805</text:p>
          </table:table-cell>
          <table:table-cell table:style-name="ce119" office:value-type="float" office:value="0.8312" calcext:value-type="float">
            <text:p>0.8312</text:p>
          </table:table-cell>
          <table:table-cell table:style-name="ce119" office:value-type="float" office:value="0.8051" calcext:value-type="float">
            <text:p>0.805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32" calcext:value-type="float">
            <text:p>0.7832</text:p>
          </table:table-cell>
          <table:table-cell table:style-name="ce119" office:value-type="float" office:value="0.86" calcext:value-type="float">
            <text:p>0.8600</text:p>
          </table:table-cell>
          <table:table-cell table:style-name="ce119" office:value-type="float" office:value="0.8198" calcext:value-type="float">
            <text:p>0.819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24" calcext:value-type="float">
            <text:p>0.7824</text:p>
          </table:table-cell>
          <table:table-cell table:style-name="ce119" office:value-type="float" office:value="0.8501" calcext:value-type="float">
            <text:p>0.8501</text:p>
          </table:table-cell>
          <table:table-cell table:style-name="ce119" office:value-type="float" office:value="0.8149" calcext:value-type="float">
            <text:p>0.814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417" calcext:value-type="float">
            <text:p>0.8417</text:p>
          </table:table-cell>
          <table:table-cell table:style-name="ce119" office:value-type="float" office:value="0.7543" calcext:value-type="float">
            <text:p>0.7543</text:p>
          </table:table-cell>
          <table:table-cell table:style-name="ce119" office:value-type="float" office:value="0.7956" calcext:value-type="float">
            <text:p>0.795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22" calcext:value-type="float">
            <text:p>0.8122</text:p>
          </table:table-cell>
          <table:table-cell table:style-name="ce119" office:value-type="float" office:value="0.6886" calcext:value-type="float">
            <text:p>0.6886</text:p>
          </table:table-cell>
          <table:table-cell table:style-name="ce119" office:value-type="float" office:value="0.7453" calcext:value-type="float">
            <text:p>0.745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029" calcext:value-type="float">
            <text:p>0.8029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887" calcext:value-type="float">
            <text:p>0.788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71" calcext:value-type="float">
            <text:p>0.7871</text:p>
          </table:table-cell>
          <table:table-cell table:style-name="ce119" office:value-type="float" office:value="0.7163" calcext:value-type="float">
            <text:p>0.7163</text:p>
          </table:table-cell>
          <table:table-cell table:style-name="ce119" office:value-type="float" office:value="0.75" calcext:value-type="float">
            <text:p>0.75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026" calcext:value-type="float">
            <text:p>0.602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613" calcext:value-type="float">
            <text:p>0.61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585" calcext:value-type="float">
            <text:p>0.558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19" office:value-type="float" office:value="0.5265" calcext:value-type="float">
            <text:p>0.5265</text:p>
          </table:table-cell>
          <table:table-cell table:style-name="ce119" office:value-type="float" office:value="0.5995" calcext:value-type="float">
            <text:p>0.599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36" calcext:value-type="float">
            <text:p>0.5336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637" calcext:value-type="float">
            <text:p>0.5637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94" calcext:value-type="float">
            <text:p>0.7494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71" calcext:value-type="float">
            <text:p>0.7671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7904" calcext:value-type="float">
            <text:p>0.7904</text:p>
          </table:table-cell>
          <table:table-cell table:style-name="ce119" office:value-type="float" office:value="0.761" calcext:value-type="float">
            <text:p>0.761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88" calcext:value-type="float">
            <text:p>0.6988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53" calcext:value-type="float">
            <text:p>0.75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92" calcext:value-type="float">
            <text:p>0.739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17" calcext:value-type="float">
            <text:p>0.7617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72" calcext:value-type="float">
            <text:p>0.2720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969" calcext:value-type="float">
            <text:p>0.296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857" calcext:value-type="float">
            <text:p>0.285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832" calcext:value-type="float">
            <text:p>0.2832</text:p>
          </table:table-cell>
          <table:table-cell table:style-name="ce119" office:value-type="float" office:value="0.3077" calcext:value-type="float">
            <text:p>0.3077</text:p>
          </table:table-cell>
          <table:table-cell table:style-name="ce119" office:value-type="float" office:value="0.2949" calcext:value-type="float">
            <text:p>0.294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37" calcext:value-type="float">
            <text:p>0.2370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96" calcext:value-type="float">
            <text:p>0.296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113" calcext:value-type="float">
            <text:p>0.3113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3385" calcext:value-type="float">
            <text:p>0.3385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68" calcext:value-type="float">
            <text:p>0.2068</text:p>
          </table:table-cell>
          <table:table-cell table:style-name="ce119" office:value-type="float" office:value="0.618" calcext:value-type="float">
            <text:p>0.6180</text:p>
          </table:table-cell>
          <table:table-cell table:style-name="ce119" office:value-type="float" office:value="0.3099" calcext:value-type="float">
            <text:p>0.309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33" calcext:value-type="float">
            <text:p>0.2133</text:p>
          </table:table-cell>
          <table:table-cell table:style-name="ce119" office:value-type="float" office:value="0.5056" calcext:value-type="float">
            <text:p>0.5056</text:p>
          </table:table-cell>
          <table:table-cell table:style-name="ce119" office:value-type="float" office:value="0.3" calcext:value-type="float">
            <text:p>0.3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706" calcext:value-type="float">
            <text:p>0.2706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3552" calcext:value-type="float">
            <text:p>0.355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94" calcext:value-type="float">
            <text:p>0.4694</text:p>
          </table:table-cell>
          <table:table-cell table:style-name="ce119" office:value-type="float" office:value="0.4051" calcext:value-type="float">
            <text:p>0.4051</text:p>
          </table:table-cell>
          <table:table-cell table:style-name="ce119" office:value-type="float" office:value="0.4349" calcext:value-type="float">
            <text:p>0.4349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833" calcext:value-type="float">
            <text:p>0.5833</text:p>
          </table:table-cell>
          <table:table-cell table:style-name="ce119" office:value-type="float" office:value="0.2466" calcext:value-type="float">
            <text:p>0.2466</text:p>
          </table:table-cell>
          <table:table-cell table:style-name="ce119" office:value-type="float" office:value="0.3467" calcext:value-type="float">
            <text:p>0.346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07" calcext:value-type="float">
            <text:p>0.5307</text:p>
          </table:table-cell>
          <table:table-cell table:style-name="ce119" office:value-type="float" office:value="0.3049" calcext:value-type="float">
            <text:p>0.3049</text:p>
          </table:table-cell>
          <table:table-cell table:style-name="ce119" office:value-type="float" office:value="0.3873" calcext:value-type="float">
            <text:p>0.387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7" calcext:value-type="float">
            <text:p>0.5470</text:p>
          </table:table-cell>
          <table:table-cell table:style-name="ce119" office:value-type="float" office:value="0.2995" calcext:value-type="float">
            <text:p>0.2995</text:p>
          </table:table-cell>
          <table:table-cell table:style-name="ce119" office:value-type="float" office:value="0.387" calcext:value-type="float">
            <text:p>0.3870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833" calcext:value-type="float">
            <text:p>0.0833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75" calcext:value-type="float">
            <text:p>0.3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77" calcext:value-type="float">
            <text:p>0.0577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267" calcext:value-type="float">
            <text:p>0.0267</text:p>
          </table:table-cell>
          <table:table-cell table:style-name="ce119" office:value-type="float" office:value="0.0519" calcext:value-type="float">
            <text:p>0.0519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133" calcext:value-type="float">
            <text:p>0.0133</text:p>
          </table:table-cell>
          <table:table-cell table:style-name="ce119" office:value-type="float" office:value="0.026" calcext:value-type="float">
            <text:p>0.026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81" calcext:value-type="float">
            <text:p>0.5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24063636363636" calcext:value-type="float">
            <text:p>0.5241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3863636363636" calcext:value-type="float">
            <text:p>0.54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527272727273" calcext:value-type="float">
            <text:p>0.53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1391" calcext:value-type="float">
            <text:p>0.513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7647" calcext:value-type="float">
            <text:p>0.476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825" calcext:value-type="float">
            <text:p>0.498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9018" calcext:value-type="float">
            <text:p>0.490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47182089552239" calcext:value-type="float">
            <text:p>0.74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25707592472421" calcext:value-type="float">
            <text:p>0.725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43634182349124" calcext:value-type="float">
            <text:p>0.743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36921252433485" calcext:value-type="float">
            <text:p>0.73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18" calcext:value-type="percentage">
            <text:p>84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06" calcext:value-type="percentage">
            <text:p>83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9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96" calcext:value-type="percentage">
            <text:p>84.0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3" calcext:value-type="float">
            <text:p>0.8093</text:p>
          </table:table-cell>
          <table:table-cell table:style-name="ce122" office:value-type="float" office:value="0.8714" calcext:value-type="float">
            <text:p>0.8714</text:p>
          </table:table-cell>
          <table:table-cell table:style-name="ce122" office:value-type="float" office:value="0.8392" calcext:value-type="float">
            <text:p>0.8392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12" calcext:value-type="float">
            <text:p>0.8112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822" calcext:value-type="float">
            <text:p>0.82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9" calcext:value-type="float">
            <text:p>0.8099</text:p>
          </table:table-cell>
          <table:table-cell table:style-name="ce122" office:value-type="float" office:value="0.9079" calcext:value-type="float">
            <text:p>0.9079</text:p>
          </table:table-cell>
          <table:table-cell table:style-name="ce122" office:value-type="float" office:value="0.8561" calcext:value-type="float">
            <text:p>0.856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7" calcext:value-type="float">
            <text:p>0.8277</text:p>
          </table:table-cell>
          <table:table-cell table:style-name="ce122" office:value-type="float" office:value="0.8157" calcext:value-type="float">
            <text:p>0.8157</text:p>
          </table:table-cell>
          <table:table-cell table:style-name="ce122" office:value-type="float" office:value="0.8217" calcext:value-type="float">
            <text:p>0.821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3163" calcext:value-type="float">
            <text:p>0.3163</text:p>
          </table:table-cell>
          <table:table-cell table:style-name="ce122" office:value-type="float" office:value="0.3626" calcext:value-type="float">
            <text:p>0.362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895" calcext:value-type="float">
            <text:p>0.3895</text:p>
          </table:table-cell>
          <table:table-cell table:style-name="ce122" office:value-type="float" office:value="0.3546" calcext:value-type="float">
            <text:p>0.3546</text:p>
          </table:table-cell>
          <table:table-cell table:style-name="ce122" office:value-type="float" office:value="0.3712" calcext:value-type="float">
            <text:p>0.371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866" calcext:value-type="float">
            <text:p>0.4866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64" calcext:value-type="float">
            <text:p>0.364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46" calcext:value-type="float">
            <text:p>0.4146</text:p>
          </table:table-cell>
          <table:table-cell table:style-name="ce122" office:value-type="float" office:value="0.4345" calcext:value-type="float">
            <text:p>0.4345</text:p>
          </table:table-cell>
          <table:table-cell table:style-name="ce122" office:value-type="float" office:value="0.4243" calcext:value-type="float">
            <text:p>0.424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9" calcext:value-type="float">
            <text:p>0.60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5966" calcext:value-type="float">
            <text:p>0.596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005" calcext:value-type="float">
            <text:p>0.61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float" office:value="0.623" calcext:value-type="float">
            <text:p>0.6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25" calcext:value-type="percentage">
            <text:p>72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53" calcext:value-type="percentage">
            <text:p>76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77" calcext:value-type="percentage">
            <text:p>72.8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19" calcext:value-type="float">
            <text:p>0.9219</text:p>
          </table:table-cell>
          <table:table-cell table:style-name="ce122" office:value-type="float" office:value="0.9058" calcext:value-type="float">
            <text:p>0.9058</text:p>
          </table:table-cell>
          <table:table-cell table:style-name="ce122" office:value-type="float" office:value="0.9138" calcext:value-type="float">
            <text:p>0.913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office:value-type="float" office:value="0.9152" calcext:value-type="float">
            <text:p>0.9152</text:p>
          </table:table-cell>
          <table:table-cell table:style-name="ce122" office:value-type="float" office:value="0.9089" calcext:value-type="float">
            <text:p>0.9089</text:p>
          </table:table-cell>
          <table:table-cell table:style-name="ce122" office:value-type="float" office:value="0.9121" calcext:value-type="float">
            <text:p>0.912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38" calcext:value-type="float">
            <text:p>0.938</text:p>
          </table:table-cell>
          <table:table-cell table:style-name="ce122" office:value-type="float" office:value="0.8677" calcext:value-type="float">
            <text:p>0.8677</text:p>
          </table:table-cell>
          <table:table-cell table:style-name="ce122" office:value-type="float" office:value="0.9015" calcext:value-type="float">
            <text:p>0.901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9114" calcext:value-type="float">
            <text:p>0.9114</text:p>
          </table:table-cell>
          <table:table-cell table:style-name="ce122" office:value-type="float" office:value="0.9091" calcext:value-type="float">
            <text:p>0.9091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399" calcext:value-type="float">
            <text:p>0.8399</text:p>
          </table:table-cell>
          <table:table-cell table:style-name="ce122" office:value-type="float" office:value="0.6742" calcext:value-type="float">
            <text:p>0.6742</text:p>
          </table:table-cell>
          <table:table-cell table:style-name="ce122" office:value-type="float" office:value="0.748" calcext:value-type="float">
            <text:p>0.74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office:value-type="float" office:value="0.8556" calcext:value-type="float">
            <text:p>0.8556</text:p>
          </table:table-cell>
          <table:table-cell table:style-name="ce122" office:value-type="float" office:value="0.6746" calcext:value-type="float">
            <text:p>0.6746</text:p>
          </table:table-cell>
          <table:table-cell table:style-name="ce122" office:value-type="float" office:value="0.7544" calcext:value-type="float">
            <text:p>0.7544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702" calcext:value-type="float">
            <text:p>0.8702</text:p>
          </table:table-cell>
          <table:table-cell table:style-name="ce122" office:value-type="float" office:value="0.6232" calcext:value-type="float">
            <text:p>0.6232</text:p>
          </table:table-cell>
          <table:table-cell table:style-name="ce122" office:value-type="float" office:value="0.7263" calcext:value-type="float">
            <text:p>0.7263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18" calcext:value-type="float">
            <text:p>0.8918</text:p>
          </table:table-cell>
          <table:table-cell table:style-name="ce122" office:value-type="float" office:value="0.5864" calcext:value-type="float">
            <text:p>0.5864</text:p>
          </table:table-cell>
          <table:table-cell table:style-name="ce122" office:value-type="float" office:value="0.7075" calcext:value-type="float">
            <text:p>0.707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197" calcext:value-type="float">
            <text:p>0.7197</text:p>
          </table:table-cell>
          <table:table-cell table:style-name="ce122" office:value-type="float" office:value="0.782" calcext:value-type="float">
            <text:p>0.782</text:p>
          </table:table-cell>
          <table:table-cell table:style-name="ce122" office:value-type="float" office:value="0.7496" calcext:value-type="float">
            <text:p>0.749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21" calcext:value-type="float">
            <text:p>0.721</text:p>
          </table:table-cell>
          <table:table-cell table:style-name="ce122" office:value-type="float" office:value="0.7958" calcext:value-type="float">
            <text:p>0.7958</text:p>
          </table:table-cell>
          <table:table-cell table:style-name="ce122" office:value-type="float" office:value="0.7566" calcext:value-type="float">
            <text:p>0.7566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649" calcext:value-type="float">
            <text:p>0.6649</text:p>
          </table:table-cell>
          <table:table-cell table:style-name="ce122" office:value-type="float" office:value="0.8789" calcext:value-type="float">
            <text:p>0.8789</text:p>
          </table:table-cell>
          <table:table-cell table:style-name="ce122" office:value-type="float" office:value="0.7571" calcext:value-type="float">
            <text:p>0.757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47" calcext:value-type="float">
            <text:p>0.6947</text:p>
          </table:table-cell>
          <table:table-cell table:style-name="ce122" office:value-type="float" office:value="0.9135" calcext:value-type="float">
            <text:p>0.9135</text:p>
          </table:table-cell>
          <table:table-cell table:style-name="ce122" office:value-type="float" office:value="0.7892" calcext:value-type="float">
            <text:p>0.7892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31" calcext:value-type="float">
            <text:p>0.531</text:p>
          </table:table-cell>
          <table:table-cell table:style-name="ce122" office:value-type="float" office:value="0.5505" calcext:value-type="float">
            <text:p>0.5505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22" office:value-type="float" office:value="0.6504" calcext:value-type="float">
            <text:p>0.6504</text:p>
          </table:table-cell>
          <table:table-cell table:style-name="ce122" office:value-type="float" office:value="0.5465" calcext:value-type="float">
            <text:p>0.546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841" calcext:value-type="float">
            <text:p>0.5841</text:p>
          </table:table-cell>
          <table:table-cell table:style-name="ce122" office:value-type="float" office:value="0.5777" calcext:value-type="float">
            <text:p>0.577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4638" calcext:value-type="float">
            <text:p>0.4638</text:p>
          </table:table-cell>
          <table:table-cell table:style-name="ce122" office:value-type="float" office:value="0.6239" calcext:value-type="float">
            <text:p>0.6239</text:p>
          </table:table-cell>
          <table:table-cell table:style-name="ce122" office:value-type="float" office:value="0.5321" calcext:value-type="float">
            <text:p>0.5321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872" calcext:value-type="float">
            <text:p>0.6872</text:p>
          </table:table-cell>
          <table:table-cell table:style-name="ce122" office:value-type="float" office:value="0.8048" calcext:value-type="float">
            <text:p>0.8048</text:p>
          </table:table-cell>
          <table:table-cell table:style-name="ce122" office:value-type="float" office:value="0.7414" calcext:value-type="float">
            <text:p>0.7414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025" calcext:value-type="float">
            <text:p>0.7025</text:p>
          </table:table-cell>
          <table:table-cell table:style-name="ce122" office:value-type="float" office:value="0.8024" calcext:value-type="float">
            <text:p>0.8024</text:p>
          </table:table-cell>
          <table:table-cell table:style-name="ce122" office:value-type="float" office:value="0.7492" calcext:value-type="float">
            <text:p>0.74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251" calcext:value-type="float">
            <text:p>0.7251</text:p>
          </table:table-cell>
          <table:table-cell table:style-name="ce122" office:value-type="float" office:value="0.788" calcext:value-type="float">
            <text:p>0.788</text:p>
          </table:table-cell>
          <table:table-cell table:style-name="ce122" office:value-type="float" office:value="0.7552" calcext:value-type="float">
            <text:p>0.755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103" calcext:value-type="float">
            <text:p>0.6103</text:p>
          </table:table-cell>
          <table:table-cell table:style-name="ce122" office:value-type="float" office:value="0.8602" calcext:value-type="float">
            <text:p>0.8602</text:p>
          </table:table-cell>
          <table:table-cell table:style-name="ce122" office:value-type="float" office:value="0.714" calcext:value-type="float">
            <text:p>0.714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315" calcext:value-type="float">
            <text:p>0.2315</text:p>
          </table:table-cell>
          <table:table-cell table:style-name="ce122" office:value-type="float" office:value="0.2404" calcext:value-type="float">
            <text:p>0.2404</text:p>
          </table:table-cell>
          <table:table-cell table:style-name="ce122" office:value-type="float" office:value="0.2358" calcext:value-type="float">
            <text:p>0.235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076" calcext:value-type="float">
            <text:p>0.2076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36" office:value-type="float" office:value="0.2882" calcext:value-type="float">
            <text:p>0.288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772" calcext:value-type="float">
            <text:p>0.2772</text:p>
          </table:table-cell>
          <table:table-cell table:style-name="ce122" office:value-type="float" office:value="0.2692" calcext:value-type="float">
            <text:p>0.2692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816" calcext:value-type="float">
            <text:p>0.2816</text:p>
          </table:table-cell>
          <table:table-cell table:style-name="ce122" office:value-type="float" office:value="0.2788" calcext:value-type="float">
            <text:p>0.2788</text:p>
          </table:table-cell>
          <table:table-cell table:style-name="ce122" office:value-type="float" office:value="0.2802" calcext:value-type="float">
            <text:p>0.280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" calcext:value-type="float">
            <text:p>0.274</text:p>
          </table:table-cell>
          <table:table-cell table:style-name="ce122" office:value-type="float" office:value="0.4494" calcext:value-type="float">
            <text:p>0.4494</text:p>
          </table:table-cell>
          <table:table-cell table:style-name="ce122" office:value-type="float" office:value="0.3404" calcext:value-type="float">
            <text:p>0.3404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463" calcext:value-type="float">
            <text:p>0.2463</text:p>
          </table:table-cell>
          <table:table-cell table:style-name="ce122" office:value-type="float" office:value="0.3708" calcext:value-type="float">
            <text:p>0.3708</text:p>
          </table:table-cell>
          <table:table-cell table:style-name="ce122" office:value-type="float" office:value="0.296" calcext:value-type="float">
            <text:p>0.2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3131" calcext:value-type="float">
            <text:p>0.3131</text:p>
          </table:table-cell>
          <table:table-cell table:style-name="ce122" office:value-type="float" office:value="0.3483" calcext:value-type="float">
            <text:p>0.3483</text:p>
          </table:table-cell>
          <table:table-cell table:style-name="ce122" office:value-type="float" office:value="0.3298" calcext:value-type="float">
            <text:p>0.329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547" calcext:value-type="float">
            <text:p>0.2547</text:p>
          </table:table-cell>
          <table:table-cell table:style-name="ce122" office:value-type="float" office:value="0.3034" calcext:value-type="float">
            <text:p>0.3034</text:p>
          </table:table-cell>
          <table:table-cell table:style-name="ce122" office:value-type="float" office:value="0.2769" calcext:value-type="float">
            <text:p>0.2769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701" calcext:value-type="float">
            <text:p>0.3701</text:p>
          </table:table-cell>
          <table:table-cell table:style-name="ce122" office:value-type="float" office:value="0.5596" calcext:value-type="float">
            <text:p>0.5596</text:p>
          </table:table-cell>
          <table:table-cell table:style-name="ce122" office:value-type="float" office:value="0.4455" calcext:value-type="float">
            <text:p>0.4455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office:value-type="float" office:value="0.3926" calcext:value-type="float">
            <text:p>0.3926</text:p>
          </table:table-cell>
          <table:table-cell table:style-name="ce122" office:value-type="float" office:value="0.4878" calcext:value-type="float">
            <text:p>0.4878</text:p>
          </table:table-cell>
          <table:table-cell table:style-name="ce122" office:value-type="float" office:value="0.435" calcext:value-type="float">
            <text:p>0.4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89" calcext:value-type="float">
            <text:p>0.3489</text:p>
          </table:table-cell>
          <table:table-cell table:style-name="ce122" office:value-type="float" office:value="0.7087" calcext:value-type="float">
            <text:p>0.7087</text:p>
          </table:table-cell>
          <table:table-cell table:style-name="ce122" office:value-type="float" office:value="0.4676" calcext:value-type="float">
            <text:p>0.467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695" calcext:value-type="float">
            <text:p>0.3695</text:p>
          </table:table-cell>
          <table:table-cell table:style-name="ce122" office:value-type="float" office:value="0.6409" calcext:value-type="float">
            <text:p>0.6409</text:p>
          </table:table-cell>
          <table:table-cell table:style-name="ce122" office:value-type="float" office:value="0.4688" calcext:value-type="float">
            <text:p>0.4688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18" calcext:value-type="float">
            <text:p>0.1518</text:p>
          </table:table-cell>
          <table:table-cell table:style-name="ce122" office:value-type="float" office:value="0.1771" calcext:value-type="float">
            <text:p>0.1771</text:p>
          </table:table-cell>
          <table:table-cell table:style-name="ce122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office:value-type="float" office:value="0.1515" calcext:value-type="float">
            <text:p>0.1515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1754" calcext:value-type="float">
            <text:p>0.1754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2247" calcext:value-type="float">
            <text:p>0.2247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2162" calcext:value-type="float">
            <text:p>0.216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56" calcext:value-type="float">
            <text:p>0.1556</text:p>
          </table:table-cell>
          <table:table-cell table:style-name="ce122" office:value-type="float" office:value="0.1458" calcext:value-type="float">
            <text:p>0.1458</text:p>
          </table:table-cell>
          <table:table-cell table:style-name="ce122" office:value-type="float" office:value="0.1505" calcext:value-type="float">
            <text:p>0.150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43" calcext:value-type="float">
            <text:p>0.1343</text:p>
          </table:table-cell>
          <table:table-cell table:style-name="ce122" office:value-type="float" office:value="0.12" calcext:value-type="float">
            <text:p>0.12</text:p>
          </table:table-cell>
          <table:table-cell table:style-name="ce122" office:value-type="float" office:value="0.1268" calcext:value-type="float">
            <text:p>0.126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office:value-type="float" office:value="0.1481" calcext:value-type="float">
            <text:p>0.1481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4" calcext:value-type="float">
            <text:p>0.124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3333" calcext:value-type="float">
            <text:p>0.3333</text:p>
          </table:table-cell>
          <table:table-cell table:style-name="ce122" office:value-type="float" office:value="0.08" calcext:value-type="float">
            <text:p>0.08</text:p>
          </table:table-cell>
          <table:table-cell table:style-name="ce122" office:value-type="float" office:value="0.129" calcext:value-type="float">
            <text:p>0.1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905" calcext:value-type="float">
            <text:p>0.1905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368" calcext:value-type="float">
            <text:p>0.1368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6845454545455" calcext:value-type="float">
            <text:p>0.5468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48854545454546" calcext:value-type="float">
            <text:p>0.54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576" calcext:value-type="float">
            <text:p>0.557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2281818181818" calcext:value-type="float">
            <text:p>0.54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153" calcext:value-type="float">
            <text:p>0.50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50374" calcext:value-type="float">
            <text:p>0.5037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1336" calcext:value-type="float">
            <text:p>0.5134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9651" calcext:value-type="float">
            <text:p>0.49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16100843608047" calcext:value-type="float">
            <text:p>0.716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1812840687865" calcext:value-type="float">
            <text:p>0.718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10248426346528" calcext:value-type="float">
            <text:p>0.710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0140412070085" calcext:value-type="float">
            <text:p>0.70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78" calcext:value-type="percentage">
            <text:p>80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8" calcext:value-type="percentage">
            <text:p>80.8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2" calcext:value-type="percentage">
            <text:p>80.2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89" calcext:value-type="percentage">
            <text:p>79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6" calcext:value-type="float">
            <text:p>0.8096</text:p>
          </table:table-cell>
          <table:table-cell table:style-name="ce122" office:value-type="float" office:value="0.8935" calcext:value-type="float">
            <text:p>0.8935</text:p>
          </table:table-cell>
          <table:table-cell table:style-name="ce122" office:value-type="float" office:value="0.8495" calcext:value-type="float">
            <text:p>0.84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98" calcext:value-type="float">
            <text:p>0.7998</text:p>
          </table:table-cell>
          <table:table-cell table:style-name="ce122" office:value-type="float" office:value="0.9127" calcext:value-type="float">
            <text:p>0.9127</text:p>
          </table:table-cell>
          <table:table-cell table:style-name="ce122" office:value-type="float" office:value="0.8525" calcext:value-type="float">
            <text:p>0.852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7946" calcext:value-type="float">
            <text:p>0.7946</text:p>
          </table:table-cell>
          <table:table-cell table:style-name="ce122" office:value-type="float" office:value="0.8134" calcext:value-type="float">
            <text:p>0.8134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46" calcext:value-type="float">
            <text:p>0.846</text:p>
          </table:table-cell>
          <table:table-cell table:style-name="ce122" office:value-type="float" office:value="0.8225" calcext:value-type="float">
            <text:p>0.8225</text:p>
          </table:table-cell>
          <table:table-cell table:style-name="ce122" office:value-type="float" office:value="0.8341" calcext:value-type="float">
            <text:p>0.834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5" calcext:value-type="float">
            <text:p>0.4585</text:p>
          </table:table-cell>
          <table:table-cell table:style-name="ce122" office:value-type="float" office:value="0.3003" calcext:value-type="float">
            <text:p>0.3003</text:p>
          </table:table-cell>
          <table:table-cell table:style-name="ce122" office:value-type="float" office:value="0.3629" calcext:value-type="float">
            <text:p>0.3629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18" calcext:value-type="float">
            <text:p>0.4518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3132" calcext:value-type="float">
            <text:p>0.313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72" calcext:value-type="float">
            <text:p>0.4072</text:p>
          </table:table-cell>
          <table:table-cell table:style-name="ce122" office:value-type="float" office:value="0.4696" calcext:value-type="float">
            <text:p>0.4696</text:p>
          </table:table-cell>
          <table:table-cell table:style-name="ce122" office:value-type="float" office:value="0.4362" calcext:value-type="float">
            <text:p>0.436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91" calcext:value-type="float">
            <text:p>0.4591</text:p>
          </table:table-cell>
          <table:table-cell table:style-name="ce122" office:value-type="float" office:value="0.5016" calcext:value-type="float">
            <text:p>0.5016</text:p>
          </table:table-cell>
          <table:table-cell table:style-name="ce122" office:value-type="float" office:value="0.4794" calcext:value-type="float">
            <text:p>0.4794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6062" calcext:value-type="float">
            <text:p>0.606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8285" calcext:value-type="float">
            <text:p>0.582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248" calcext:value-type="float">
            <text:p>0.624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5675" calcext:value-type="float">
            <text:p>0.6567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65" calcext:value-type="percentage">
            <text:p>75.7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7" calcext:value-type="percentage">
            <text:p>75.7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96" calcext:value-type="percentage">
            <text:p>72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 table:number-columns-repeated="4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8"/>
          <table:table-cell table:style-name="Default"/>
          <table:table-cell table:number-columns-repeated="45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09_16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2" calcext:value-type="float">
            <text:p>0.9092</text:p>
          </table:table-cell>
          <table:table-cell table:style-name="ce119" office:value-type="float" office:value="0.9058" calcext:value-type="float">
            <text:p>0.9058</text:p>
          </table:table-cell>
          <table:table-cell table:style-name="ce119" office:value-type="float" office:value="0.9075" calcext:value-type="float">
            <text:p>0.9075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511" calcext:value-type="float">
            <text:p>0.9511</text:p>
          </table:table-cell>
          <table:table-cell table:style-name="ce119" office:value-type="float" office:value="0.8016" calcext:value-type="float">
            <text:p>0.8016</text:p>
          </table:table-cell>
          <table:table-cell table:style-name="ce119" office:value-type="float" office:value="0.87" calcext:value-type="float">
            <text:p>0.870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61" calcext:value-type="float">
            <text:p>0.9261</text:p>
          </table:table-cell>
          <table:table-cell table:style-name="ce119" office:value-type="float" office:value="0.8996" calcext:value-type="float">
            <text:p>0.8996</text:p>
          </table:table-cell>
          <table:table-cell table:style-name="ce119" office:value-type="float" office:value="0.9127" calcext:value-type="float">
            <text:p>0.912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539" calcext:value-type="float">
            <text:p>0.9539</text:p>
          </table:table-cell>
          <table:table-cell table:style-name="ce119" office:value-type="float" office:value="0.8129" calcext:value-type="float">
            <text:p>0.8129</text:p>
          </table:table-cell>
          <table:table-cell table:style-name="ce119" office:value-type="float" office:value="0.8777" calcext:value-type="float">
            <text:p>0.8777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7289" calcext:value-type="float">
            <text:p>0.7289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9245" calcext:value-type="float">
            <text:p>0.9245</text:p>
          </table:table-cell>
          <table:table-cell table:style-name="ce119" office:value-type="float" office:value="0.4116" calcext:value-type="float">
            <text:p>0.4116</text:p>
          </table:table-cell>
          <table:table-cell table:style-name="ce119" office:value-type="float" office:value="0.5696" calcext:value-type="float">
            <text:p>0.569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85" calcext:value-type="float">
            <text:p>0.8785</text:p>
          </table:table-cell>
          <table:table-cell table:style-name="ce119" office:value-type="float" office:value="0.6576" calcext:value-type="float">
            <text:p>0.6576</text:p>
          </table:table-cell>
          <table:table-cell table:style-name="ce119" office:value-type="float" office:value="0.7521" calcext:value-type="float">
            <text:p>0.752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044" calcext:value-type="float">
            <text:p>0.9044</text:p>
          </table:table-cell>
          <table:table-cell table:style-name="ce119" office:value-type="float" office:value="0.4864" calcext:value-type="float">
            <text:p>0.4864</text:p>
          </table:table-cell>
          <table:table-cell table:style-name="ce119" office:value-type="float" office:value="0.6326" calcext:value-type="float">
            <text:p>0.6326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73" calcext:value-type="float">
            <text:p>0.7573</text:p>
          </table:table-cell>
          <table:table-cell table:style-name="ce119" office:value-type="float" office:value="0.8097" calcext:value-type="float">
            <text:p>0.8097</text:p>
          </table:table-cell>
          <table:table-cell table:style-name="ce119" office:value-type="float" office:value="0.7826" calcext:value-type="float">
            <text:p>0.782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775" calcext:value-type="float">
            <text:p>0.5775</text:p>
          </table:table-cell>
          <table:table-cell table:style-name="ce119" office:value-type="float" office:value="0.9412" calcext:value-type="float">
            <text:p>0.9412</text:p>
          </table:table-cell>
          <table:table-cell table:style-name="ce119" office:value-type="float" office:value="0.7158" calcext:value-type="float">
            <text:p>0.715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193" calcext:value-type="float">
            <text:p>0.7193</text:p>
          </table:table-cell>
          <table:table-cell table:style-name="ce119" office:value-type="float" office:value="0.8512" calcext:value-type="float">
            <text:p>0.8512</text:p>
          </table:table-cell>
          <table:table-cell table:style-name="ce119" office:value-type="float" office:value="0.7797" calcext:value-type="float">
            <text:p>0.779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958" calcext:value-type="float">
            <text:p>0.5958</text:p>
          </table:table-cell>
          <table:table-cell table:style-name="ce119" office:value-type="float" office:value="0.8927" calcext:value-type="float">
            <text:p>0.8927</text:p>
          </table:table-cell>
          <table:table-cell table:style-name="ce119" office:value-type="float" office:value="0.7147" calcext:value-type="float">
            <text:p>0.7147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73" calcext:value-type="float">
            <text:p>0.5373</text:p>
          </table:table-cell>
          <table:table-cell table:style-name="ce119" office:value-type="float" office:value="0.6372" calcext:value-type="float">
            <text:p>0.6372</text:p>
          </table:table-cell>
          <table:table-cell table:style-name="ce119" office:value-type="float" office:value="0.583" calcext:value-type="float">
            <text:p>0.58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2" calcext:value-type="float">
            <text:p>0.4962</text:p>
          </table:table-cell>
          <table:table-cell table:style-name="ce119" office:value-type="float" office:value="0.5841" calcext:value-type="float">
            <text:p>0.5841</text:p>
          </table:table-cell>
          <table:table-cell table:style-name="ce119" office:value-type="float" office:value="0.5366" calcext:value-type="float">
            <text:p>0.536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464" calcext:value-type="float">
            <text:p>0.6464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749" calcext:value-type="float">
            <text:p>0.5749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991" calcext:value-type="float">
            <text:p>0.5991</text:p>
          </table:table-cell>
          <table:table-cell table:style-name="ce119" office:value-type="float" office:value="0.5885" calcext:value-type="float">
            <text:p>0.5885</text:p>
          </table:table-cell>
          <table:table-cell table:style-name="ce119" office:value-type="float" office:value="0.5938" calcext:value-type="float">
            <text:p>0.5938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03" calcext:value-type="float">
            <text:p>0.6903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03" calcext:value-type="float">
            <text:p>0.75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22" calcext:value-type="float">
            <text:p>0.6622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53" calcext:value-type="float">
            <text:p>0.73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61" calcext:value-type="float">
            <text:p>0.8361</text:p>
          </table:table-cell>
          <table:table-cell table:style-name="ce119" office:value-type="float" office:value="0.7422" calcext:value-type="float">
            <text:p>0.742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375" calcext:value-type="float">
            <text:p>0.6375</text:p>
          </table:table-cell>
          <table:table-cell table:style-name="ce119" office:value-type="float" office:value="0.8434" calcext:value-type="float">
            <text:p>0.8434</text:p>
          </table:table-cell>
          <table:table-cell table:style-name="ce119" office:value-type="float" office:value="0.7261" calcext:value-type="float">
            <text:p>0.7261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62" calcext:value-type="float">
            <text:p>0.3162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3348" calcext:value-type="float">
            <text:p>0.334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3846" calcext:value-type="float">
            <text:p>0.3846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19" calcext:value-type="float">
            <text:p>0.2519</text:p>
          </table:table-cell>
          <table:table-cell table:style-name="ce119" office:value-type="float" office:value="0.3173" calcext:value-type="float">
            <text:p>0.3173</text:p>
          </table:table-cell>
          <table:table-cell table:style-name="ce119" office:value-type="float" office:value="0.2809" calcext:value-type="float">
            <text:p>0.280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27" calcext:value-type="float">
            <text:p>0.2270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2772" calcext:value-type="float">
            <text:p>0.277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34" calcext:value-type="float">
            <text:p>0.2534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49" calcext:value-type="float">
            <text:p>0.3149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723" calcext:value-type="float">
            <text:p>0.1723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584" calcext:value-type="float">
            <text:p>0.258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29" calcext:value-type="float">
            <text:p>0.2029</text:p>
          </table:table-cell>
          <table:table-cell table:style-name="ce119" office:value-type="float" office:value="0.4719" calcext:value-type="float">
            <text:p>0.4719</text:p>
          </table:table-cell>
          <table:table-cell table:style-name="ce119" office:value-type="float" office:value="0.2838" calcext:value-type="float">
            <text:p>0.283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84" calcext:value-type="float">
            <text:p>0.284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87" calcext:value-type="float">
            <text:p>0.3687</text:p>
          </table:table-cell>
          <table:table-cell table:style-name="ce119" office:value-type="float" office:value="0.5881" calcext:value-type="float">
            <text:p>0.5881</text:p>
          </table:table-cell>
          <table:table-cell table:style-name="ce119" office:value-type="float" office:value="0.4533" calcext:value-type="float">
            <text:p>0.4533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938" calcext:value-type="float">
            <text:p>0.2938</text:p>
          </table:table-cell>
          <table:table-cell table:style-name="ce119" office:value-type="float" office:value="0.7046" calcext:value-type="float">
            <text:p>0.7046</text:p>
          </table:table-cell>
          <table:table-cell table:style-name="ce119" office:value-type="float" office:value="0.4147" calcext:value-type="float">
            <text:p>0.414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958" calcext:value-type="float">
            <text:p>0.3958</text:p>
          </table:table-cell>
          <table:table-cell table:style-name="ce119" office:value-type="float" office:value="0.607" calcext:value-type="float">
            <text:p>0.6070</text:p>
          </table:table-cell>
          <table:table-cell table:style-name="ce119" office:value-type="float" office:value="0.4791" calcext:value-type="float">
            <text:p>0.479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105" calcext:value-type="float">
            <text:p>0.3105</text:p>
          </table:table-cell>
          <table:table-cell table:style-name="ce119" office:value-type="float" office:value="0.7141" calcext:value-type="float">
            <text:p>0.7141</text:p>
          </table:table-cell>
          <table:table-cell table:style-name="ce119" office:value-type="float" office:value="0.4329" calcext:value-type="float">
            <text:p>0.4329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04" calcext:value-type="float">
            <text:p>0.1504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27" calcext:value-type="float">
            <text:p>0.162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379" calcext:value-type="float">
            <text:p>0.1379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1509" calcext:value-type="float">
            <text:p>0.150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418" calcext:value-type="float">
            <text:p>0.1418</text:p>
          </table:table-cell>
          <table:table-cell table:style-name="ce119" office:value-type="float" office:value="0.2083" calcext:value-type="float">
            <text:p>0.2083</text:p>
          </table:table-cell>
          <table:table-cell table:style-name="ce119" office:value-type="float" office:value="0.1688" calcext:value-type="float">
            <text:p>0.168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18" calcext:value-type="float">
            <text:p>0.1518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41" calcext:value-type="float">
            <text:p>0.1410</text:p>
          </table:table-cell>
          <table:table-cell table:style-name="ce119" office:value-type="float" office:value="0.2933" calcext:value-type="float">
            <text:p>0.2933</text:p>
          </table:table-cell>
          <table:table-cell table:style-name="ce119" office:value-type="float" office:value="0.1905" calcext:value-type="float">
            <text:p>0.1905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39" calcext:value-type="float">
            <text:p>0.1739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16" calcext:value-type="float">
            <text:p>0.0816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8" calcext:value-type="float">
            <text:p>0.0800</text:p>
          </table:table-cell>
          <table:table-cell table:style-name="ce119" office:value-type="float" office:value="0.0889" calcext:value-type="float">
            <text:p>0.088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64409090909091" calcext:value-type="float">
            <text:p>0.564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05009090909091" calcext:value-type="float">
            <text:p>0.505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51190909090909" calcext:value-type="float">
            <text:p>0.551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27318181818182" calcext:value-type="float">
            <text:p>0.527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2085" calcext:value-type="float">
            <text:p>0.52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5551" calcext:value-type="float">
            <text:p>0.455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50631" calcext:value-type="float">
            <text:p>0.506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005" calcext:value-type="float">
            <text:p>0.48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12962670343933" calcext:value-type="float">
            <text:p>0.713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623163059701492" calcext:value-type="float">
            <text:p>0.623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23444613887086" calcext:value-type="float">
            <text:p>0.7234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56312151200519" calcext:value-type="float">
            <text:p>0.656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5" calcext:value-type="percentage">
            <text:p>80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401" calcext:value-type="percentage">
            <text:p>74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02" calcext:value-type="percentage">
            <text:p>81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619" calcext:value-type="percentage">
            <text:p>76.2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63" calcext:value-type="float">
            <text:p>0.8063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8537" calcext:value-type="float">
            <text:p>0.8537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77" calcext:value-type="float">
            <text:p>0.8377</text:p>
          </table:table-cell>
          <table:table-cell table:style-name="ce122" office:value-type="float" office:value="0.8369" calcext:value-type="float">
            <text:p>0.8369</text:p>
          </table:table-cell>
          <table:table-cell table:style-name="ce122" office:value-type="float" office:value="0.8373" calcext:value-type="float">
            <text:p>0.8373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299" calcext:value-type="float">
            <text:p>0.8299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97" calcext:value-type="float">
            <text:p>0.8197</text:p>
          </table:table-cell>
          <table:table-cell table:style-name="ce122" office:value-type="float" office:value="0.8378" calcext:value-type="float">
            <text:p>0.8378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99" calcext:value-type="float">
            <text:p>0.4699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3468" calcext:value-type="float">
            <text:p>0.3468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6" calcext:value-type="float">
            <text:p>0.4586</text:p>
          </table:table-cell>
          <table:table-cell table:style-name="ce122" office:value-type="float" office:value="0.4601" calcext:value-type="float">
            <text:p>0.4601</text:p>
          </table:table-cell>
          <table:table-cell table:style-name="ce122" office:value-type="float" office:value="0.4593" calcext:value-type="float">
            <text:p>0.4593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323" calcext:value-type="float">
            <text:p>0.4323</text:p>
          </table:table-cell>
          <table:table-cell table:style-name="ce122" office:value-type="float" office:value="0.4281" calcext:value-type="float">
            <text:p>0.4281</text:p>
          </table:table-cell>
          <table:table-cell table:style-name="ce122" office:value-type="float" office:value="0.4302" calcext:value-type="float">
            <text:p>0.430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72" calcext:value-type="float">
            <text:p>0.4172</text:p>
          </table:table-cell>
          <table:table-cell table:style-name="ce122" office:value-type="float" office:value="0.3866" calcext:value-type="float">
            <text:p>0.3866</text:p>
          </table:table-cell>
          <table:table-cell table:style-name="ce122" office:value-type="float" office:value="0.4013" calcext:value-type="float">
            <text:p>0.401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25" calcext:value-type="float">
            <text:p>0.6002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483" calcext:value-type="float">
            <text:p>0.6483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3005" calcext:value-type="float">
            <text:p>0.63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15" calcext:value-type="float">
            <text:p>0.615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9" calcext:value-type="percentage">
            <text:p>76.1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98" calcext:value-type="percentage">
            <text:p>75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" calcext:value-type="percentage">
            <text:p>73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36" calcext:value-type="percentage">
            <text:p>73.4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table:number-columns-repeated="3"/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" calcext:value-type="float">
            <text:p>0.000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5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Experiment description'.A1:'Experiment description'.P1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3:44:56.067572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1-01-14T22:13:52.975266697</dc:date>
    <meta:editing-duration>P2DT9H52M35S</meta:editing-duration>
    <meta:editing-cycles>183</meta:editing-cycles>
    <meta:generator>LibreOffice/6.4.6.2$Linux_X86_64 LibreOffice_project/40$Build-2</meta:generator>
    <meta:document-statistic meta:table-count="3" meta:cell-count="1803" meta:object-count="0"/>
  </office:meta>
</office:document-meta>
</file>